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c04" officeooo:paragraph-rsid="00012c04"/>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fo:background-color="#ffff00"/>
    </style:style>
    <style:style style:name="P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 style:family="paragraph" style:parent-style-name="Standard">
      <style:paragraph-properties fo:margin-left="0in" fo:margin-right="0in" fo:text-align="start" style:justify-single-word="false" fo:text-indent="0in" style:auto-text-indent="false"/>
      <style:text-properties style:font-name="Monospace" fo:font-size="10pt" fo:background-color="#ffff00" style:font-size-asian="10pt"/>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fo:background-color="#ffff00" loext:char-shading-value="0" style:font-size-asian="10pt" style:font-weight-asian="bold"/>
    </style:style>
    <style:style style:name="T3" style:family="text">
      <style:text-properties fo:color="#7f0055" style:font-name="Monospace" fo:font-size="10pt" fo:font-weight="bold" fo:background-color="#ffff00" loext:char-shading-value="0" style:font-size-asian="10pt" style:font-weight-asian="bold"/>
    </style:style>
    <style:style style:name="T4" style:family="text">
      <style:text-properties fo:color="#000000" style:font-name="Monospace" fo:font-size="10pt" style:font-size-asian="10pt"/>
    </style:style>
    <style:style style:name="T5" style:family="text">
      <style:text-properties fo:color="#000000" style:font-name="Monospace" fo:font-size="10pt" fo:font-weight="bold" style:font-size-asian="10pt" style:font-weight-asian="bold"/>
    </style:style>
    <style:style style:name="T6" style:family="text">
      <style:text-properties fo:color="#000000" style:font-name="Monospace" fo:font-size="10pt" fo:background-color="#ffff00" loext:char-shading-value="0" style:font-size-asian="10pt"/>
    </style:style>
    <style:style style:name="T7" style:family="text">
      <style:text-properties fo:color="#000000" style:font-name="Monospace" fo:font-size="10pt" fo:background-color="#ffff00" loext:char-shading-value="0" style:font-size-asian="10pt"/>
    </style:style>
    <style:style style:name="T8" style:family="text">
      <style:text-properties fo:color="#0000c0" style:font-name="Monospace" fo:font-size="10pt" style:font-size-asian="10pt"/>
    </style:style>
    <style:style style:name="T9" style:family="text">
      <style:text-properties fo:color="#0000c0" style:font-name="Monospace" fo:font-size="10pt" fo:background-color="#ffff00" loext:char-shading-value="0" style:font-size-asian="10pt"/>
    </style:style>
    <style:style style:name="T10" style:family="text">
      <style:text-properties fo:color="#0000c0" style:font-name="Monospace" fo:font-size="10pt" fo:background-color="#ffff00" loext:char-shading-value="0" style:font-size-asian="10pt"/>
    </style:style>
    <style:style style:name="T11" style:family="text">
      <style:text-properties fo:color="#642880" style:font-name="Monospace" fo:font-size="10pt" fo:font-weight="bold" style:font-size-asian="10pt" style:font-weight-asian="bold"/>
    </style:style>
    <style:style style:name="T12" style:family="text">
      <style:text-properties fo:color="#005032" style:font-name="Monospace" fo:font-size="10pt" style:font-size-asian="10pt" fo:background-color="#d4d4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2 Data Structure:</text:p>
      <text:p text:style-name="P1">1. The time complexity O(1) for remove function can be archived by using a linked list where we remove a head when remove function is called.</text:p>
      <text:p text:style-name="P1"/>
      <text:p text:style-name="P1"><text:span text:style-name="T1">int</text:span><text:span text:style-name="T4"> </text:span><text:span text:style-name="T5">Data::remove</text:span><text:span text:style-name="T4">()</text:span></text:p>
      <text:p text:style-name="P2"><text:span text:style-name="T4">{</text:span></text:p>
      <text:p text:style-name="P2"><text:span text:style-name="T4"><text:tab/></text:span><text:span text:style-name="T3">int</text:span><text:span text:style-name="T7"> remove = </text:span><text:span text:style-name="T10">head</text:span><text:span text:style-name="T7">-&gt;</text:span><text:span text:style-name="T10">data</text:span><text:span text:style-name="T7">;</text:span></text:p>
      <text:p text:style-name="P3"><text:span text:style-name="T4"><text:tab/></text:span><text:span text:style-name="T8">head</text:span><text:span text:style-name="T4"> = </text:span><text:span text:style-name="T8">head</text:span><text:span text:style-name="T4">-&gt;</text:span><text:span text:style-name="T8">next</text:span><text:span text:style-name="T4">;</text:span></text:p>
      <text:p text:style-name="P2"><text:span text:style-name="T4"><text:tab/>cout&lt;&lt;remove&lt;&lt;</text:span><text:span text:style-name="T11">endl</text:span><text:span text:style-name="T4">;</text:span></text:p>
      <text:p text:style-name="P2"><text:span text:style-name="T4"><text:tab/></text:span><text:span text:style-name="T1">return</text:span><text:span text:style-name="T4"> remove;</text:span></text:p>
      <text:p text:style-name="P1"><text:span text:style-name="T4">}</text:span></text:p>
      <text:p text:style-name="P1"><text:span text:style-name="T4">As you can see above as remove function is called the value to remove is taken from the head of the linked list and then the head of the linked list is changed to the next node in linked list. Therefor this takes constant time so the time complexity for remove is O(1).</text:span></text:p>
      <text:p text:style-name="P1"><text:span text:style-name="T4"/></text:p>
      <text:p text:style-name="P1"><text:span text:style-name="T4"/></text:p>
      <text:p text:style-name="P1"><text:span text:style-name="T4">2. The time complexity O(N) for add() function can be archived by using a linked list where we add new value to the end of th linked list. To get to the end of th linked list we have to iterate through whole linked list therefore the time complexity of add() is O(N).</text:span></text:p>
      <text:p text:style-name="P1"><text:span text:style-name="T1">void</text:span><text:span text:style-name="T4"> </text:span><text:span text:style-name="T5">Data::add</text:span><text:span text:style-name="T4">(</text:span><text:span text:style-name="T1">int</text:span><text:span text:style-name="T4"> a)</text:span></text:p>
      <text:p text:style-name="P2"><text:span text:style-name="T4">{</text:span></text:p>
      <text:p text:style-name="P2"><text:span text:style-name="T4"><text:tab/></text:span><text:span text:style-name="T12">node</text:span><text:span text:style-name="T4">*temp = </text:span><text:span text:style-name="T8">head</text:span><text:span text:style-name="T4">;</text:span></text:p>
      <text:p text:style-name="P2"><text:span text:style-name="T4"><text:tab/></text:span><text:span text:style-name="T12">node</text:span><text:span text:style-name="T4"> *newNode = </text:span><text:span text:style-name="T1">new</text:span><text:span text:style-name="T4"> </text:span><text:span text:style-name="T12">node</text:span><text:span text:style-name="T4">;</text:span></text:p>
      <text:p text:style-name="P2"><text:span text:style-name="T4"><text:tab/>newNode-&gt;</text:span><text:span text:style-name="T8">data</text:span><text:span text:style-name="T4"> = a;</text:span></text:p>
      <text:p text:style-name="P2"><text:span text:style-name="T4"><text:tab/>newNode-&gt;</text:span><text:span text:style-name="T8">next</text:span><text:span text:style-name="T4">= NULL;</text:span></text:p>
      <text:p text:style-name="P2"><text:span text:style-name="T4"><text:tab/></text:span><text:span text:style-name="T1">if</text:span><text:span text:style-name="T4">(</text:span><text:span text:style-name="T8">head</text:span><text:span text:style-name="T4"> == NULL)</text:span></text:p>
      <text:p text:style-name="P2"><text:span text:style-name="T4"><text:tab/>{</text:span></text:p>
      <text:p text:style-name="P2"><text:span text:style-name="T4"><text:tab/><text:tab/></text:span><text:span text:style-name="T8">head</text:span><text:span text:style-name="T4"> = newNode;</text:span></text:p>
      <text:p text:style-name="P4"/>
      <text:p text:style-name="P2"><text:span text:style-name="T4"><text:tab/>}</text:span></text:p>
      <text:p text:style-name="P2"><text:span text:style-name="T4"><text:tab/></text:span><text:span text:style-name="T1">else</text:span></text:p>
      <text:p text:style-name="P2"><text:span text:style-name="T4"><text:tab/>{</text:span></text:p>
      <text:p text:style-name="P2"><text:span text:style-name="T4"><text:tab/><text:tab/></text:span><text:span text:style-name="T3">while</text:span><text:span text:style-name="T7">(temp-&gt;</text:span><text:span text:style-name="T10">next</text:span><text:span text:style-name="T7"> != NULL)</text:span></text:p>
      <text:p text:style-name="P3"><text:span text:style-name="T4"><text:tab/><text:tab/>{</text:span></text:p>
      <text:p text:style-name="P3"><text:span text:style-name="T4"><text:tab/><text:tab/><text:tab/>temp = temp-&gt;</text:span><text:span text:style-name="T8">next</text:span><text:span text:style-name="T4">;</text:span></text:p>
      <text:p text:style-name="P3"><text:span text:style-name="T4"><text:tab/><text:tab/>}</text:span></text:p>
      <text:p text:style-name="P5"/>
      <text:p text:style-name="P3"><text:span text:style-name="T4"><text:tab/><text:tab/>temp-&gt;</text:span><text:span text:style-name="T8">next</text:span><text:span text:style-name="T4"> = newNode;</text:span></text:p>
      <text:p text:style-name="P2"><text:span text:style-name="T4"><text:tab/>}</text:span></text:p>
      <text:p text:style-name="P2"><text:span text:style-name="T4">}</text:span></text:p>
      <text:p text:style-name="P1"><text:span text:style-name="T4">As you can see on above function the while loop if iterated until the NULL value, which indicates the end of the linked list. And at the end we added the new node which contains the value to add.</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19:38.825072470</meta:creation-date>
    <dc:date>2018-11-02T18:39:14.227546613</dc:date>
    <meta:editing-duration>PT9M25S</meta:editing-duration>
    <meta:editing-cycles>1</meta:editing-cycles>
    <meta:document-statistic meta:table-count="0" meta:image-count="0" meta:object-count="0" meta:page-count="1" meta:paragraph-count="31" meta:word-count="229" meta:character-count="1227" meta:non-whitespace-character-count="1002"/>
    <meta:generator>LibreOffice/5.1.6.2$Linux_X86_64 LibreOffice_project/10m0$Build-2</meta:generator>
  </office:meta>
</office:document-meta>
</file>